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officeooo:paragraph-rsid="001a4caa"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2181a5" officeooo:paragraph-rsid="002181a5"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language="en" fo:country="US" officeooo:rsid="001ca369"/>
    </style:style>
    <style:style style:name="T4" style:family="text">
      <style:text-properties fo:language="en" fo:country="US" officeooo:rsid="001e854a"/>
    </style:style>
    <style:style style:name="T5" style:family="text">
      <style:text-properties fo:language="en" fo:country="US" officeooo:rsid="001ffc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1th</text:span> of <text:span text:style-name="T4">November</text:span><text:span text:style-name="T3"> </text:span>202<text:span text:style-name="T3">5</text:span> under the <text:span text:style-name="T5">52nd</text:span> PA Meeting.</text:p>
      <text:p text:style-name="P1"/>
      <text:p text:style-name="P1">The Assembly, recognising the current situation,</text:p>
      <text:p text:style-name="P1"/>
      <text:p text:style-name="P4">Constitutes the need to create a standard of color coding rail lines, in order to give clarity to the users on whats connected where. This can be as complicated as making color stations or as simple as adding colored blocks close to the line, or coloring the signs in the station.</text:p>
      <text:p text:style-name="P1"/>
      <text:p text:style-name="P1">And proceeds.</text:p>
      <text:p text:style-name="P1"/>
      <text:p text:style-name="P1">Signed by,</text:p>
      <text:p text:style-name="P4">RedPanda_4</text:p>
      <text:p text:style-name="P1"/>
      <text:p text:style-name="P1"/>
      <text:p text:style-name="P1"/>
      <text:p text:style-name="Standard"><text:span text:style-name="T1">[</text:span><text:span text:style-name="T2">Motion 52-4: To color code the rail lines</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11T18:37:18.604853131</dc:date>
    <meta:editing-duration>PT3M13S</meta:editing-duration>
    <meta:editing-cycles>11</meta:editing-cycles>
    <meta:generator>LibreOffice/24.2.7.2$Linux_X86_64 LibreOffice_project/420$Build-2</meta:generator>
    <meta:document-statistic meta:table-count="0" meta:image-count="0" meta:object-count="0" meta:page-count="1" meta:paragraph-count="7" meta:word-count="85" meta:character-count="492" meta:non-whitespace-character-count="414"/>
  </office:meta>
</office:document-meta>
</file>